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margin-top="0in" fo:margin-bottom="0in" loext:contextual-spacing="false"/>
      <style:text-properties fo:font-size="8.30000019073486pt" fo:font-weight="bold" officeooo:paragraph-rsid="003be6ac" style:font-size-asian="8.30000019073486pt" style:font-weight-asian="bold" style:font-size-complex="8.30000019073486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fo:font-size="9pt" fo:font-weight="bold" style:font-size-asian="9pt" style:font-weight-asian="bold" style:font-size-complex="9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fo:font-size="9pt" fo:font-weight="bold" officeooo:rsid="00396eec" officeooo:paragraph-rsid="00396eec" style:font-size-asian="9pt" style:font-weight-asian="bold" style:font-size-complex="9pt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396eec"/>
    </style:style>
    <style:style style:name="P7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font-size="8.30000019073486pt" fo:font-weight="bold" officeooo:rsid="00379ac8" officeooo:paragraph-rsid="00379ac8" style:font-size-asian="8.30000019073486pt" style:font-weight-asian="bold" style:font-size-complex="8.30000019073486pt" style:font-weight-complex="bold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.3752in" style:auto-text-indent="false"/>
      <style:text-properties fo:font-size="8.30000019073486pt" fo:font-weight="bold" style:font-size-asian="8.30000019073486pt" style:font-weight-asian="bold" style:font-size-complex="8.30000019073486pt"/>
    </style:style>
    <style:style style:name="P9" style:family="paragraph" style:parent-style-name="Standard">
      <style:paragraph-properties fo:margin-left="0in" fo:margin-right="0in" fo:margin-top="0in" fo:margin-bottom="0in" loext:contextual-spacing="false" fo:text-indent="0.3752in" style:auto-text-indent="false"/>
      <style:text-properties fo:font-size="8.30000019073486pt" style:font-size-asian="8.30000019073486pt" style:font-size-complex="8.30000019073486pt"/>
    </style:style>
    <style:style style:name="P10" style:family="paragraph" style:parent-style-name="Standard">
      <style:paragraph-properties fo:margin-left="0in" fo:margin-right="0in" fo:margin-top="0in" fo:margin-bottom="0in" loext:contextual-spacing="false" fo:text-indent="0.3752in" style:auto-text-indent="false"/>
      <style:text-properties fo:font-size="8.30000019073486pt" officeooo:paragraph-rsid="003337ae" style:font-size-asian="8.30000019073486pt" style:font-size-complex="8.30000019073486pt"/>
    </style:style>
    <style:style style:name="P11" style:family="paragraph" style:parent-style-name="Standard" style:master-page-name="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.3752in" style:auto-text-indent="false" style:page-number="auto" fo:background-color="#ffffff" fo:padding="0in" fo:border="none" fo:keep-with-next="auto"/>
      <style:text-properties fo:font-size="8.30000019073486pt" fo:font-weight="bold" officeooo:rsid="00450ec1" officeooo:paragraph-rsid="00450ec1" style:font-size-asian="8.30000019073486pt" style:font-weight-asian="bold" style:font-size-complex="8.30000019073486pt"/>
    </style:style>
    <style:style style:name="P12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>
        <style:tab-stops>
          <style:tab-stop style:position="2.5138in"/>
        </style:tab-stops>
      </style:paragraph-properties>
      <style:text-properties style:font-name="Droid Sans" fo:font-size="15pt" fo:font-weight="bold" officeooo:paragraph-rsid="00396eec" style:font-name-asian="Droid Sans1" style:font-size-asian="15pt" style:font-weight-asian="bold" style:font-name-complex="Droid Sans1" style:font-size-complex="15pt"/>
    </style:style>
    <style:style style:name="P13" style:family="paragraph" style:parent-style-name="Standard" style:list-style-name="WWNum10">
      <style:paragraph-properties fo:margin-top="0in" fo:margin-bottom="0in" loext:contextual-spacing="false"/>
      <style:text-properties fo:font-size="8.30000019073486pt" officeooo:rsid="00450ec1" officeooo:paragraph-rsid="00450ec1" style:font-size-asian="8.30000019073486pt" style:font-size-complex="8.30000019073486pt"/>
    </style:style>
    <style:style style:name="P14" style:family="paragraph" style:parent-style-name="Standard">
      <style:paragraph-properties fo:margin-top="0in" fo:margin-bottom="0in" loext:contextual-spacing="false"/>
      <style:text-properties fo:font-size="8.30000019073486pt" officeooo:paragraph-rsid="003be6ac" style:font-size-asian="8.30000019073486pt" style:font-size-complex="8.30000019073486pt"/>
    </style:style>
    <style:style style:name="P15" style:family="paragraph" style:parent-style-name="Standard" style:list-style-name="WWNum10">
      <loext:graphic-properties draw:fill="solid" draw:fill-color="#ffffff"/>
      <style:paragraph-properties fo:margin-top="0in" fo:margin-bottom="0in" loext:contextual-spacing="false" fo:line-height="115%" fo:text-align="start" style:justify-single-word="false" fo:orphans="2" fo:widows="2" fo:background-color="#ffffff" fo:padding="0in" fo:border="none"/>
      <style:text-properties fo:font-size="8.30000019073486pt" fo:font-weight="normal" officeooo:rsid="00450ec1" officeooo:paragraph-rsid="00450ec1" style:font-size-asian="8.30000019073486pt" style:font-weight-asian="normal" style:font-size-complex="8.30000019073486pt" style:font-weight-complex="normal"/>
    </style:style>
    <style:style style:name="P16" style:family="paragraph" style:parent-style-name="Standard" style:list-style-name="WWNum10">
      <style:text-properties fo:font-size="8.30000019073486pt" style:font-size-asian="8.30000019073486pt" style:font-size-complex="8.30000019073486pt"/>
    </style:style>
    <style:style style:name="P17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  <style:text-properties fo:font-size="8.30000019073486pt" style:font-size-asian="8.30000019073486pt" style:font-size-complex="8.30000019073486pt"/>
    </style:style>
    <style:style style:name="P18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  <style:text-properties fo:font-size="8.30000019073486pt" officeooo:paragraph-rsid="001f8cc9" style:font-size-asian="8.30000019073486pt" style:font-size-complex="8.30000019073486pt"/>
    </style:style>
    <style:style style:name="P19" style:family="paragraph" style:parent-style-name="Standard" style:list-style-name="WWNum10">
      <style:paragraph-properties fo:margin-left="1in" fo:margin-right="0in" fo:margin-top="0in" fo:margin-bottom="0in" loext:contextual-spacing="true" fo:text-indent="-0.25in" style:auto-text-indent="false"/>
      <style:text-properties fo:font-size="8.30000019073486pt" style:font-size-asian="8.30000019073486pt" style:font-size-complex="8.30000019073486pt"/>
    </style:style>
    <style:style style:name="P20" style:family="paragraph" style:parent-style-name="Standard" style:list-style-name="WWNum10">
      <style:paragraph-properties fo:margin-left="1in" fo:margin-right="0in" fo:margin-top="0in" fo:margin-bottom="0in" loext:contextual-spacing="true" fo:text-indent="-0.25in" style:auto-text-indent="false"/>
      <style:text-properties fo:font-size="8.30000019073486pt" officeooo:rsid="002e6e09" officeooo:paragraph-rsid="002e6e09" style:font-size-asian="8.30000019073486pt" style:font-size-complex="8.30000019073486pt"/>
    </style:style>
    <style:style style:name="P21" style:family="paragraph" style:parent-style-name="Standard" style:list-style-name="WWNum7">
      <style:paragraph-properties fo:margin-left="1in" fo:margin-right="0in" fo:margin-top="0in" fo:margin-bottom="0in" loext:contextual-spacing="true" fo:text-indent="-0.25in" style:auto-text-indent="false"/>
      <style:text-properties fo:font-size="8.30000019073486pt" style:font-size-asian="8.30000019073486pt" style:font-size-complex="8.30000019073486pt"/>
    </style:style>
    <style:style style:name="P22" style:family="paragraph" style:parent-style-name="Standard" style:list-style-name="WWNum11">
      <style:paragraph-properties fo:margin-left="1in" fo:margin-right="0in" fo:margin-top="0in" fo:margin-bottom="0in" loext:contextual-spacing="true" fo:text-indent="-0.25in" style:auto-text-indent="false"/>
      <style:text-properties fo:font-size="8.30000019073486pt" officeooo:paragraph-rsid="003337ae" style:font-size-asian="8.30000019073486pt" style:font-size-complex="8.30000019073486pt"/>
    </style:style>
    <style:style style:name="P23" style:family="paragraph" style:parent-style-name="Standard" style:list-style-name="WWNum8">
      <style:paragraph-properties fo:margin-left="1in" fo:margin-right="0in" fo:margin-top="0in" fo:margin-bottom="0in" loext:contextual-spacing="true" fo:text-indent="-0.25in" style:auto-text-indent="false"/>
      <style:text-properties fo:font-size="8.30000019073486pt" style:font-size-asian="8.30000019073486pt" style:font-size-complex="8.30000019073486pt"/>
    </style:style>
    <style:style style:name="P24" style:family="paragraph" style:parent-style-name="Standard" style:list-style-name="WWNum3">
      <style:paragraph-properties fo:margin-left="1in" fo:margin-right="0in" fo:margin-top="0in" fo:margin-bottom="0in" loext:contextual-spacing="true" fo:text-indent="-0.25in" style:auto-text-indent="false"/>
      <style:text-properties fo:font-size="8.30000019073486pt" style:font-size-asian="8.30000019073486pt" style:font-size-complex="8.30000019073486pt"/>
    </style:style>
    <style:style style:name="P25" style:family="paragraph" style:parent-style-name="Standard" style:list-style-name="WWNum5">
      <style:paragraph-properties fo:margin-left="1in" fo:margin-right="0in" fo:margin-top="0in" fo:margin-bottom="0in" loext:contextual-spacing="true" fo:text-indent="-0.25in" style:auto-text-indent="false"/>
      <style:text-properties fo:font-size="8.30000019073486pt" officeooo:paragraph-rsid="0022c545" style:font-size-asian="8.30000019073486pt" style:font-size-complex="8.30000019073486pt"/>
    </style:style>
    <style:style style:name="P26" style:family="paragraph" style:parent-style-name="Standard" style:list-style-name="WWNum4">
      <style:paragraph-properties fo:margin-left="1in" fo:margin-right="0in" fo:margin-top="0in" fo:margin-bottom="0in" loext:contextual-spacing="true" fo:text-indent="-0.25in" style:auto-text-indent="false"/>
      <style:text-properties fo:font-size="8.30000019073486pt" style:font-size-asian="8.30000019073486pt" style:font-size-complex="8.30000019073486pt"/>
    </style:style>
    <style:style style:name="P27" style:family="paragraph" style:parent-style-name="Standard" style:list-style-name="WWNum3">
      <style:paragraph-properties fo:margin-left="1in" fo:margin-right="0in" fo:margin-top="0in" fo:margin-bottom="0in" loext:contextual-spacing="true" fo:text-indent="-0.25in" style:auto-text-indent="false"/>
      <style:text-properties fo:font-size="8.30000019073486pt" fo:font-weight="normal" officeooo:rsid="00379ac8" officeooo:paragraph-rsid="00379ac8" style:font-size-asian="8.30000019073486pt" style:font-weight-asian="normal" style:font-size-complex="8.30000019073486pt" style:font-weight-complex="normal"/>
    </style:style>
    <style:style style:name="P28" style:family="paragraph" style:parent-style-name="Standard" style:list-style-name="WWNum3">
      <style:paragraph-properties fo:margin-left="1in" fo:margin-right="0in" fo:margin-top="0in" fo:margin-bottom="0in" loext:contextual-spacing="true" fo:text-indent="-0.25in" style:auto-text-indent="false"/>
      <style:text-properties fo:font-size="8.30000019073486pt" fo:font-weight="normal" officeooo:rsid="00476280" officeooo:paragraph-rsid="00476280" style:font-size-asian="8.30000019073486pt" style:font-weight-asian="normal" style:font-size-complex="8.30000019073486pt" style:font-weight-complex="normal"/>
    </style:style>
    <style:style style:name="P29" style:family="paragraph" style:parent-style-name="Standard" style:list-style-name="WWNum3">
      <loext:graphic-properties draw:fill="solid" draw:fill-color="#ffffff"/>
      <style:paragraph-properties fo:margin-left="1in" fo:margin-right="0in" fo:margin-top="0in" fo:margin-bottom="0in" loext:contextual-spacing="true" fo:line-height="115%" fo:text-align="start" style:justify-single-word="false" fo:orphans="2" fo:widows="2" fo:text-indent="-0.25in" style:auto-text-indent="false" fo:background-color="#ffffff" fo:padding="0in" fo:border="none"/>
      <style:text-properties fo:font-size="8.30000019073486pt" fo:font-weight="normal" officeooo:rsid="00476280" officeooo:paragraph-rsid="00476280" style:font-size-asian="8.30000019073486pt" style:font-weight-asian="normal" style:font-size-complex="8.30000019073486pt" style:font-weight-complex="normal"/>
    </style:style>
    <style:style style:name="P30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3752in" style:auto-text-indent="false" fo:background-color="#ffffff" fo:padding="0in" fo:border="none"/>
      <style:text-properties fo:font-size="8.30000019073486pt" fo:font-weight="normal" officeooo:rsid="00450ec1" officeooo:paragraph-rsid="00450ec1" style:font-size-asian="8.30000019073486pt" style:font-weight-asian="normal" style:font-size-complex="8.30000019073486pt" style:font-weight-complex="normal"/>
    </style:style>
    <style:style style:name="P31" style:family="paragraph" style:parent-style-name="Standard" style:master-page-name="">
      <loext:graphic-properties draw:fill="solid" draw:fill-color="#ffffff"/>
      <style:paragraph-properties fo:margin-left="0in" fo:margin-right="0in" fo:margin-top="0in" fo:margin-bottom="0in" loext:contextual-spacing="true" fo:line-height="115%" fo:text-align="start" style:justify-single-word="false" fo:keep-together="auto" fo:orphans="2" fo:widows="2" fo:text-indent="0.3752in" style:auto-text-indent="false" style:page-number="auto" fo:background-color="#ffffff" fo:padding="0in" fo:border="none" fo:keep-with-next="auto"/>
      <style:text-properties fo:font-size="8.30000019073486pt" fo:font-weight="bold" officeooo:rsid="00476280" officeooo:paragraph-rsid="00476280" style:font-size-asian="8.30000019073486pt" style:font-weight-asian="bold" style:font-size-complex="8.30000019073486pt" style:font-weight-complex="bold"/>
    </style:style>
    <style:style style:name="P32" style:family="paragraph" style:parent-style-name="Standard" style:list-style-name="WWNum8">
      <style:paragraph-properties fo:margin-top="0in" fo:margin-bottom="0in" loext:contextual-spacing="true"/>
      <style:text-properties fo:font-size="8.30000019073486pt" officeooo:rsid="00328b43" officeooo:paragraph-rsid="00328b43" style:font-size-asian="8.30000019073486pt" style:font-size-complex="8.30000019073486pt"/>
    </style:style>
    <style:style style:name="P33" style:family="paragraph" style:parent-style-name="Standard" style:list-style-name="WWNum6">
      <style:paragraph-properties fo:margin-top="0in" fo:margin-bottom="0in" loext:contextual-spacing="true"/>
      <style:text-properties fo:font-size="8.30000019073486pt" officeooo:paragraph-rsid="00453fec" style:font-size-asian="8.30000019073486pt" style:font-size-complex="8.30000019073486pt"/>
    </style:style>
    <style:style style:name="P34" style:family="paragraph" style:parent-style-name="Standard" style:list-style-name="WWNum5">
      <style:paragraph-properties fo:margin-top="0in" fo:margin-bottom="0in" loext:contextual-spacing="true"/>
      <style:text-properties fo:font-size="8.30000019073486pt" officeooo:paragraph-rsid="005464b5" style:font-size-asian="8.30000019073486pt" style:font-size-complex="8.30000019073486pt"/>
    </style:style>
    <style:style style:name="P35" style:family="paragraph" style:parent-style-name="Standard" style:list-style-name="WWNum3">
      <style:paragraph-properties fo:margin-top="0in" fo:margin-bottom="0in" loext:contextual-spacing="true"/>
      <style:text-properties fo:font-size="8.30000019073486pt" fo:font-weight="normal" officeooo:rsid="0030a8f6" officeooo:paragraph-rsid="00379ac8" style:font-size-asian="8.30000019073486pt" style:font-weight-asian="normal" style:font-size-complex="8.30000019073486pt" style:font-weight-complex="normal"/>
    </style:style>
    <style:style style:name="P36" style:family="paragraph" style:parent-style-name="Standard" style:list-style-name="WWNum3">
      <style:paragraph-properties fo:margin-top="0in" fo:margin-bottom="0in" loext:contextual-spacing="true"/>
      <style:text-properties fo:font-size="8.30000019073486pt" fo:font-weight="normal" officeooo:paragraph-rsid="00379ac8" style:font-size-asian="8.30000019073486pt" style:font-weight-asian="normal" style:font-size-complex="8.30000019073486pt" style:font-weight-complex="normal"/>
    </style:style>
    <style:style style:name="P37" style:family="paragraph" style:parent-style-name="Standard" style:list-style-name="WWNum5">
      <style:paragraph-properties fo:margin-left="0in" fo:margin-right="0in" fo:margin-top="0in" fo:margin-bottom="0in" loext:contextual-spacing="true" fo:text-indent="0in" style:auto-text-indent="false"/>
      <style:text-properties fo:font-size="8.30000019073486pt" fo:font-weight="bold" officeooo:rsid="00379ac8" officeooo:paragraph-rsid="00379ac8" style:font-size-asian="8.30000019073486pt" style:font-weight-asian="bold" style:font-size-complex="8.30000019073486pt" style:font-weight-complex="bold"/>
    </style:style>
    <style:style style:name="P38" style:family="paragraph" style:parent-style-name="Standard" style:list-style-name="WWNum3">
      <style:paragraph-properties fo:margin-left="0in" fo:margin-right="0in" fo:margin-top="0in" fo:margin-bottom="0in" loext:contextual-spacing="true" fo:text-indent="0in" style:auto-text-indent="false"/>
      <style:text-properties fo:font-size="8.30000019073486pt" fo:font-weight="normal" officeooo:rsid="00379ac8" officeooo:paragraph-rsid="00379ac8" style:font-size-asian="8.30000019073486pt" style:font-weight-asian="normal" style:font-size-complex="8.30000019073486pt" style:font-weight-complex="normal"/>
    </style:style>
    <style:style style:name="P39" style:family="paragraph" style:parent-style-name="Standard" style:list-style-name="WWNum4">
      <style:paragraph-properties fo:margin-left="0in" fo:margin-right="0in" fo:margin-top="0in" fo:margin-bottom="0in" loext:contextual-spacing="true" fo:text-indent="0in" style:auto-text-indent="false"/>
      <style:text-properties fo:font-size="8.30000019073486pt" style:font-size-asian="8.30000019073486pt" style:font-size-complex="8.30000019073486pt"/>
    </style:style>
    <style:style style:name="T1" style:family="text">
      <style:text-properties fo:color="#1155cc"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officeooo:rsid="00328b43"/>
    </style:style>
    <style:style style:name="T4" style:family="text">
      <style:text-properties officeooo:rsid="0032ae3c"/>
    </style:style>
    <style:style style:name="T5" style:family="text">
      <style:text-properties officeooo:rsid="003337ae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f732b"/>
    </style:style>
    <style:style style:name="T9" style:family="text">
      <style:text-properties officeooo:rsid="002628fb"/>
    </style:style>
    <style:style style:name="T10" style:family="text">
      <style:text-properties officeooo:rsid="00396eec"/>
    </style:style>
    <style:style style:name="T11" style:family="text">
      <style:text-properties officeooo:rsid="003a2a33"/>
    </style:style>
    <style:style style:name="T12" style:family="text">
      <style:text-properties officeooo:rsid="00401014"/>
    </style:style>
    <style:style style:name="T13" style:family="text">
      <style:text-properties officeooo:rsid="0042dbb2"/>
    </style:style>
    <style:style style:name="T14" style:family="text">
      <style:text-properties officeooo:rsid="00435240"/>
    </style:style>
    <style:style style:name="T15" style:family="text">
      <style:text-properties officeooo:rsid="00453fec"/>
    </style:style>
    <style:style style:name="T16" style:family="text">
      <style:text-properties officeooo:rsid="00459334"/>
    </style:style>
    <style:style style:name="T17" style:family="text">
      <style:text-properties officeooo:rsid="0048b019"/>
    </style:style>
    <style:style style:name="T18" style:family="text">
      <style:text-properties officeooo:rsid="004a43d2"/>
    </style:style>
    <style:style style:name="T19" style:family="text">
      <style:text-properties officeooo:rsid="004c19ae"/>
    </style:style>
    <style:style style:name="T20" style:family="text">
      <style:text-properties officeooo:rsid="0050a33b"/>
    </style:style>
    <style:style style:name="T21" style:family="text">
      <style:text-properties officeooo:rsid="005464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Winston Frick</text:p>
      <text:p text:style-name="P6"><text:span text:style-name="T2">(804) 929-7294 | </text:span><text:span text:style-name="T1">wsf2ar@virginia.edu</text:span></text:p>
      <text:p text:style-name="P4">12209 Country Hills Terrace, Glen Allen, Virginia, 23059</text:p>
      <text:p text:style-name="P5">github.com/wsf11 | hackster.io/winston-frick | linkedin.com/in/winston-frick-06824b121</text:p>
      <text:p text:style-name="P2">_________________________________________________________________________________________________________</text:p>
      <text:p text:style-name="P1"/>
      <text:p text:style-name="P3">Education</text:p>
      <text:p text:style-name="P8">University of Virginia, School of Engineering and Applied Sciences<text:tab/><text:tab/> <text:s text:c="14"/>Charlottesville, VA</text:p>
      <text:list xml:id="list3909837235" text:style-name="WWNum1">
        <text:list-item>
          <text:p text:style-name="P17">B<text:span text:style-name="T5">S</text:span>, Computer Science<text:tab/><text:tab/><text:tab/><text:tab/><text:tab/><text:tab/><text:tab/>May 2019</text:p>
        </text:list-item>
        <text:list-item>
          <text:p text:style-name="P17">GPA: 3.<text:span text:style-name="T13">65</text:span>. CS GPA: 3.9<text:span text:style-name="T14">5</text:span>, <text:span text:style-name="T5">Dean’s List</text:span></text:p>
        </text:list-item>
      </text:list>
      <text:p text:style-name="P8">Benedictine College Preparatory <text:tab/><text:tab/><text:tab/><text:tab/><text:tab/><text:tab/><text:tab/>Richmond, VA</text:p>
      <text:list xml:id="list3920479907" text:style-name="WWNum2">
        <text:list-item>
          <text:p text:style-name="P18">Salutatorian<text:tab/><text:tab/><text:tab/><text:tab/><text:tab/><text:tab/><text:tab/><text:tab/>May 2015</text:p>
        </text:list-item>
      </text:list>
      <text:p text:style-name="P3"><text:span text:style-name="T10">Related </text:span>Experience</text:p>
      <text:p text:style-name="P11">Microsoft Corporation<text:tab/><text:tab/><text:tab/><text:tab/><text:tab/><text:tab/><text:tab/><text:tab/>Seattle, WA</text:p>
      <text:p text:style-name="P30">Software Engineer, Intern<text:tab/><text:tab/><text:tab/><text:tab/><text:tab/><text:tab/><text:tab/> <text:s text:c="13"/>May 2018 - <text:s/>Present</text:p>
      <text:list xml:id="list1753420344" text:style-name="WWNum10">
        <text:list-item>
          <text:p text:style-name="P13">Extended aYeoman <text:span text:style-name="T21">s</text:span>cafolding generator to support a Kubernetes CI/CD Pipeline</text:p>
          <text:p text:style-name="P15"/>
        </text:list-item>
      </text:list>
      <text:p text:style-name="P8">CloudHealth Technologies <text:tab/><text:tab/><text:tab/><text:tab/><text:tab/><text:tab/><text:tab/><text:tab/>Boston, MA</text:p>
      <text:p text:style-name="P9">DevOps Engineer, Intern<text:span text:style-name="T6"><text:tab/><text:tab/><text:tab/><text:tab/><text:tab/><text:tab/><text:tab/><text:tab/></text:span>May - August 2017</text:p>
      <text:list xml:id="list14626802854807" text:continue-numbering="true" text:style-name="WWNum10">
        <text:list-item>
          <text:p text:style-name="P16"><text:bookmark text:name="docs-internal-guid-1c918a1b-bedd-b464-1434-f9184850c357"/>Leveraged AWS Infrastructure Tags to dynamically send out alerts to specific Engineering teams</text:p>
        </text:list-item>
        <text:list-item>
          <text:p text:style-name="P19">Scripted to detect and remove unused infrastructure to cut Cloud costs (bash, ruby)</text:p>
        </text:list-item>
        <text:list-item>
          <text:p text:style-name="P20">Refactored the compan<text:span text:style-name="T18">y</text:span>’<text:span text:style-name="T5">s</text:span> disk usage monitoring methods <text:span text:style-name="T8">to add enhanced features</text:span></text:p>
        </text:list-item>
        <text:list-item>
          <text:p text:style-name="P19">Leveraged services such as AWS, Chef, <text:span text:style-name="T4">Jenkins, </text:span>and Terraform for daily tasks</text:p>
        </text:list-item>
        <text:list-item>
          <text:p text:style-name="P16"><text:bookmark text:name="docs-internal-guid-1c918a1b-bedc-ee75-2a59-f18e1796f476"/>Led code design reviews to enable a system to routinely rotate DB User Credentials</text:p>
          <text:p text:style-name="P16"/>
        </text:list-item>
      </text:list>
      <text:p text:style-name="P8">University of Virginia - Computer Science Department<text:tab/><text:tab/><text:tab/><text:tab/> <text:s text:c="14"/>Charlottesville, VA</text:p>
      <text:p text:style-name="P9">CS 2150: Programs &amp; Data Representation Teaching Assistant <text:tab/><text:tab/><text:tab/> <text:s text:c="10"/>August 2017 - Present </text:p>
      <text:list xml:id="list1898334945" text:style-name="WWNum7">
        <text:list-item>
          <text:p text:style-name="P21">Facilitate student’s understandings of data structures &amp; basic algorithms</text:p>
        </text:list-item>
        <text:list-item>
          <text:p text:style-name="P21">Host office hours and lab sections to aid implementations of data structures in C++</text:p>
        </text:list-item>
      </text:list>
      <text:p text:style-name="P10">CS 1110: Introduction to Programming Teaching Assistant<text:tab/><text:tab/><text:tab/><text:tab/> <text:s text:c="13"/>August <text:s/>- May 2017</text:p>
      <text:list xml:id="list268343998" text:style-name="WWNum11">
        <text:list-item>
          <text:p text:style-name="P22">Hosted office hours and lab sections to assist students with Python programming</text:p>
        </text:list-item>
        <text:list-item>
          <text:p text:style-name="P22">Covers intro topics from conditionals and logic to web parsing and regular expressions</text:p>
          <text:p text:style-name="P22"/>
        </text:list-item>
      </text:list>
      <text:p text:style-name="P8">Capital One Financial Services<text:tab/><text:tab/><text:tab/><text:tab/><text:tab/><text:tab/><text:tab/>Richmond, VA</text:p>
      <text:p text:style-name="P9">Cloud Engineer, Intern<text:tab/><text:tab/><text:tab/><text:tab/><text:tab/><text:tab/><text:tab/><text:tab/>May - July 2016</text:p>
      <text:list xml:id="list3594899426" text:style-name="WWNum8">
        <text:list-item>
          <text:p text:style-name="P23"><text:span text:style-name="T11">Engaged</text:span> in the development, design, and coding of prototype <text:span text:style-name="T3">Alexa Skills</text:span></text:p>
        </text:list-item>
        <text:list-item>
          <text:p text:style-name="P23">Developed and published Amazon Alexa skills using Node.js, Lambda, and AngularJS</text:p>
        </text:list-item>
        <text:list-item>
          <text:p text:style-name="P32">Actively particpated in agile methodology </text:p>
        </text:list-item>
      </text:list>
      <text:p text:style-name="P14"><text:span text:style-name="T6">Skills</text:span></text:p>
      <text:p text:style-name="P8">Languages/ <text:span text:style-name="T15">Frameworks</text:span></text:p>
      <text:list xml:id="list1587372481" text:style-name="WWNum6">
        <text:list-item>
          <text:p text:style-name="P33">Python, <text:span text:style-name="T15">Django, C++, Node, Java, Bash,</text:span> <text:span text:style-name="T9">Ruby,</text:span> CSS/HTML, C</text:p>
        </text:list-item>
      </text:list>
      <text:p text:style-name="P8">Cloud Computing</text:p>
      <text:list xml:id="list1428957918" text:style-name="WWNum3">
        <text:list-item>
          <text:p text:style-name="P24">Certified AWS Solutions Architect</text:p>
        </text:list-item>
      </text:list>
      <text:p text:style-name="P8"><text:span text:style-name="T20">Tools/ </text:span>Services</text:p>
      <text:list xml:id="list2811408863" text:style-name="WWNum5">
        <text:list-item>
          <text:p text:style-name="P34">Git, AWS<text:span text:style-name="T16">, Jenkins, </text:span>Chef, <text:span text:style-name="T16">Docker ,</text:span>Terraform, <text:span text:style-name="T16"><text:s/>Travis-CI, Azure, Kafka, ElasticSearch, Spark</text:span>, PagerDuty, <text:s/>DataDog</text:p>
          <text:p text:style-name="P25"/>
          <text:p text:style-name="P37">Technical Projects</text:p>
        </text:list-item>
      </text:list>
      <text:p text:style-name="P31">Django Web Application</text:p>
      <text:list xml:id="list14626894289803" text:continue-list="list1428957918" text:style-name="WWNum3">
        <text:list-item>
          <text:p text:style-name="P28">Designed a three tier django application that allowed users to order/ deliver beverages</text:p>
        </text:list-item>
        <text:list-item>
          <text:p text:style-name="P29">Utilized technologies such as Docker, Kafka, ElasticSearch, Spark, Travis-CI, <text:span text:style-name="T17">DigitalOcean, </text:span>and Selenium</text:p>
        </text:list-item>
      </text:list>
      <text:p text:style-name="P7"><text:s text:c="12"/>Alexa App Development</text:p>
      <text:list xml:id="list14628442248505" text:continue-numbering="true" text:style-name="WWNum3">
        <text:list-item>
          <text:p text:style-name="P27">Published AWS Alexa Skills leveraging Lambda: Air-Q, Wahoowa, College Football Trivia</text:p>
        </text:list-item>
        <text:list-item>
          <text:p text:style-name="P27">Won third place in the “Speak Up Chall<text:span text:style-name="T12">enge</text:span> by ACloud Guru” with Air-Q</text:p>
          <text:p text:style-name="P38"><text:s text:c="12"/><text:span text:style-name="T7">Cloud Computing</text:span></text:p>
        </text:list-item>
        <text:list-item>
          <text:p text:style-name="P35">AWS IoT Button - “I miss you” written tutorial (hackster.io)</text:p>
        </text:list-item>
        <text:list-item>
          <text:p text:style-name="P35">Cryptocurrency Price Checker written tutorial <text:s/>(hackster.io)</text:p>
          <text:p text:style-name="P36"/>
        </text:list-item>
      </text:list>
      <text:p text:style-name="P3">Extracurricular</text:p>
      <text:p text:style-name="P8">Greek Life: Phi Kappa Psi<text:tab/><text:tab/><text:tab/><text:tab/><text:tab/><text:tab/><text:tab/> <text:s text:c="14"/>Charlottesville, VA</text:p>
      <text:p text:style-name="P9">Vice President <text:tab/><text:tab/><text:tab/><text:tab/><text:tab/><text:tab/><text:tab/><text:tab/> <text:s text:c="14"/>April 2017 - Present</text:p>
      <text:list xml:id="list2983555376" text:style-name="WWNum4">
        <text:list-item>
          <text:p text:style-name="P26">Implemented a committee system to increase brother involvement</text:p>
        </text:list-item>
        <text:list-item>
          <text:p text:style-name="P26">Actively recruit<text:span text:style-name="T10">ed</text:span> guest speakers and organizations to give presentations </text:p>
        </text:list-item>
        <text:list-item>
          <text:p text:style-name="P26">Host<text:span text:style-name="T10">ed</text:span> weekly chapter meetings to discuss inter-fraternal news (with President) </text:p>
          <text:p text:style-name="P39"><text:soft-page-break/><text:s text:c="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8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8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8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8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8pt"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8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8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8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8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8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8T23:29:25.474345301</dc:date>
    <meta:editing-duration>PT5H54M27S</meta:editing-duration>
    <meta:editing-cycles>38</meta:editing-cycles>
    <meta:generator>LibreOffice/5.4.5.1$Linux_X86_64 LibreOffice_project/40m0$Build-1</meta:generator>
    <meta:document-statistic meta:table-count="0" meta:image-count="0" meta:object-count="0" meta:page-count="2" meta:paragraph-count="63" meta:word-count="454" meta:character-count="3366" meta:non-whitespace-character-count="2781"/>
  </office:meta>
</office:document-meta>
</file>